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4.902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hyphenate="tru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</office:automatic-styles>
  <office:body>
    <office:spreadsheet>
      <table:table table:name="CPU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142503" calcext:value-type="float">
            <text:p>14250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49905" calcext:value-type="float">
            <text:p>149905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.013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.011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13.069s</text:p>
          </table:table-cell>
          <table:table-cell office:value-type="float" office:value="168468" calcext:value-type="float">
            <text:p>168468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5m 24.619s</text:p>
          </table:table-cell>
          <table:table-cell office:value-type="float" office:value="167582" calcext:value-type="float">
            <text:p>16758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67582" calcext:value-type="float">
            <text:p>16758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67582" calcext:value-type="float">
            <text:p>16758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67582" calcext:value-type="float">
            <text:p>16758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.014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12.064s</text:p>
          </table:table-cell>
          <table:table-cell office:value-type="float" office:value="180706" calcext:value-type="float">
            <text:p>180706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4m 53.305s</text:p>
          </table:table-cell>
          <table:table-cell office:value-type="float" office:value="184972" calcext:value-type="float">
            <text:p>18497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184972" calcext:value-type="float">
            <text:p>18497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184972" calcext:value-type="float">
            <text:p>18497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84972" calcext:value-type="float">
            <text:p>18497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1m 38.3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1m 33.464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10m</text:p>
          </table:table-cell>
          <table:table-cell office:value-type="string" calcext:value-type="string">
            <text:p>108 / 12 thr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10m</text:p>
          </table:table-cell>
          <table:table-cell office:value-type="string" calcext:value-type="string">
            <text:p>110 / 12 thr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10m</text:p>
          </table:table-cell>
          <table:table-cell office:value-type="string" calcext:value-type="string">
            <text:p>108 / 12 thr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10m</text:p>
          </table:table-cell>
          <table:table-cell office:value-type="string" calcext:value-type="string">
            <text:p>104 / 12 thr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office:value-type="string" calcext:value-type="string">
            <text:p>1m 35.422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office:value-type="string" calcext:value-type="string">
            <text:p>3m 23.4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office:value-type="string" calcext:value-type="string">
            <text:p>Timeout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office:value-type="string" calcext:value-type="string">
            <text:p>1m 34.433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office:value-type="string" calcext:value-type="string">
            <text:p>1m 35.415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office:value-type="string" calcext:value-type="string">
            <text:p>Time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office:value-type="string" calcext:value-type="string">
            <text:p>1m 38.491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office:value-type="string" calcext:value-type="string">
            <text:p>Timeout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office:value-type="string" calcext:value-type="string">
            <text:p>1m 33.464s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office:value-type="string" calcext:value-type="string">
            <text:p>Timeout</text:p>
          </table:table-cell>
          <table:table-cell table:style-name="ce7" office:value-type="float" office:value="33" calcext:value-type="float">
            <text:p>33</text:p>
          </table:table-cell>
          <table:table-cell table:style-name="ce7" table:number-columns-repeated="2"/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PU" table:style-name="ta1"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10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2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table:number-columns-repeated="2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792 az 2098 pr kolem 18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373 az 2071 pr kolem 185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350 az 2986 pr kolem 195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number-columns-repeated="4"/>
          <table:table-cell office:value-type="string" calcext:value-type="string">
            <text:p>10m</text:p>
          </table:table-cell>
          <table:table-cell office:value-type="string" calcext:value-type="string">
            <text:p>1312 az 2034 pr kolem 18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1k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table:number-columns-repeated="4"/>
          <table:table-cell table:style-name="ce7" office:value-type="string" calcext:value-type="string">
            <text:p>nepodporuj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</table:table>
      <table:table table:name="3GPU" table:style-name="ta1">
        <table:table-column table:style-name="co11" table:default-cell-style-name="ce3"/>
        <table:table-column table:style-name="co12" table:default-cell-style-name="ce14"/>
        <table:table-column table:style-name="co13" table:default-cell-style-name="ce6"/>
        <table:table-column table:style-name="co4" table:number-columns-repeated="3" table:default-cell-style-name="ce6"/>
        <table:table-column table:style-name="co14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2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style-name="ce13"/>
          <table:table-cell table:style-name="ce16" table:number-columns-repeated="3"/>
          <table:table-cell table:style-name="ce16" office:value-type="string" calcext:value-type="string">
            <text:p>nepodporuje</text:p>
          </table:table-cell>
          <table:table-cell table:style-name="ce16"/>
          <table:table-cell table:style-name="ce16" office:value-type="string" calcext:value-type="string">
            <text:p>nepodporuje</text:p>
          </table:table-cell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sz_aes256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number-columns-repeated="4"/>
          <table:table-cell table:style-name="ce17" office:value-type="string" calcext:value-type="string" table:number-columns-spanned="2" table:number-rows-spanned="4">
            <text:p>nepodporuje lze pouze vypocitat za predpokladu ze pustime vice instanci zaraz, nastava vsak potencionalni problem ze se budou prekryvat rozsahy hesel nepodporuje nepodporuje nepodporuje</text:p>
          </table:table-cell>
          <table:covered-table-cell table:style-name="ce18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4"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15"/>
          <table:table-cell table:style-name="ce7" table:number-columns-repeated="3"/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 style:data-style-name="N2" text:time-value="06:57:00.781750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05T07:59:47.718877593</dc:date>
    <meta:editing-duration>PT4H15M36S</meta:editing-duration>
    <meta:editing-cycles>15</meta:editing-cycles>
    <meta:generator>LibreOffice/4.2.8.2$Linux_X86_64 LibreOffice_project/420m0$Build-2</meta:generator>
    <meta:document-statistic meta:table-count="3" meta:cell-count="497" meta:object-count="0"/>
  </office:meta>
</office:document-meta>
</file>